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Work Sans" svg:font-family="'Work Sans', Helvetica, Arial, sans-serif"/>
  </office:font-face-decls>
  <office:automatic-styles>
    <style:style style:name="P1" style:family="paragraph" style:parent-style-name="Standard">
      <style:text-properties officeooo:paragraph-rsid="00282531"/>
    </style:style>
    <style:style style:name="T1" style:family="text">
      <style:text-properties officeooo:rsid="001ac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ic: <text:line-break/>Meeting: 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Work Sans" svg:font-family="'Work Sans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13:21:21.359547714</meta:creation-date>
    <dc:date>2025-11-15T23:06:24.933438530</dc:date>
    <meta:editing-duration>PT14M56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3" meta:character-count="18" meta:non-whitespace-character-count="15"/>
  </office:meta>
</office:document-meta>
</file>